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4</text:p>
      <text:p text:style-name="P4"><text:span text:style-name="T2">March</text:span> 2008</text:p>
      <text:p text:style-name="P5">Potix Corporation</text:p>
      <text:p text:style-name="P6">Revision 97</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25T18:09:41</dc:date>
    <meta:printed-by>Tom Yeh</meta:printed-by>
    <meta:print-date>2005-12-05T14:19:55</meta:print-date>
    <meta:keyword>ZK ZUL ZHTML</meta:keyword>
    <dc:language>en-US</dc:language>
    <meta:editing-cycles>3417</meta:editing-cycles>
    <meta:editing-duration>P11DT14H32M42S</meta:editing-duration>
    <meta:user-defined meta:name="Info 1"/>
    <meta:user-defined meta:name="Info 2"/>
    <meta:user-defined meta:name="Info 3"/>
    <meta:user-defined meta:name="Info 4"/>
    <meta:document-statistic meta:table-count="366" meta:image-count="88" meta:object-count="0" meta:page-count="340" meta:paragraph-count="8965" meta:word-count="40739" meta:character-count="289479"/>
  </office:meta>
</office:document-meta>
</file>